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3.5cm" svg:x="0.7cm" svg:y="0.8cm">
          <text:p text:style-name="P1"><text:span text:style-name="T1">S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-Gert Gräbe</meta:initial-creator>
    <meta:creation-date>2012-12-11T13:20:52</meta:creation-date>
    <dc:date>2012-12-11T13:24:27</dc:date>
    <dc:creator>Hans-Gert Gräbe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